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Power</text:p>
          </table:table-cell>
          <table:table-cell office:value-type="string">
            <text:p>0x20F0B54A</text:p>
          </table:table-cell>
          <table:table-cell/>
          <table:table-cell office:value-type="string">
            <text:p>{8900,4450, 550,550, 600,500, 600,1600, 600,500, 600,500, 600,550, 550,550, 550,550, 600,1600, 600,1600, 600,1650, 550,1650, 600,500, 600,500, 600,500, 600,550, 550,1650, 600,500, 600,1600, 600,1650, 550,550, 550,1650, 600,500, 600,1600, 600,550, 550,1650, 600,500, 600,500, 600,1600, 600,550, 550,1650, 600,500, 600};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ute</text:p>
          </table:table-cell>
          <table:table-cell office:value-type="string">
            <text:p>0x20F0906F</text:p>
          </table:table-cell>
          <table:table-cell/>
          <table:table-cell office:value-type="string">
            <text:p>{9000,4350, 650,500, 600,500, 600,1600, 600,500, 600,500, 650,450, 650,450, 650,500, 600,1600, 600,1600, 650,1550, 650,1600, 600,500, 600,500, 600,500, 650,450, 650,1600, 600,500, 600,500, 600,1600, 650,450, 650,450, 650,500, 600,500, 600,500, 600,1600, 600,1600, 650,500, 600,1600, 600,1600, 650,1550, 650,1600, 600}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put</text:p>
          </table:table-cell>
          <table:table-cell office:value-type="string">
            <text:p>0x20F0F708</text:p>
          </table:table-cell>
          <table:table-cell/>
          <table:table-cell office:value-type="string">
            <text:p>{8950,4400, 600,500, 600,500, 600,1600, 650,450, 650,450, 650,500, 600,500, 600,500, 600,1600, 650,1550, 650,1600, 600,1600, 650,450, 650,450, 650,450, 650,450, 650,1600, 600,1600, 650,1550, 650,1600, 600,500, 600,1600, 650,1550, 650,1600, 600,500, 650,450, 650,450, 650,450, 650,1600, 600,500, 600,500, 600,500, 650}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ol +</text:p>
          </table:table-cell>
          <table:table-cell office:value-type="string">
            <text:p>0x20F040BF</text:p>
          </table:table-cell>
          <table:table-cell/>
          <table:table-cell office:value-type="string">
            <text:p>{8950,4350, 650,500, 600,500, 600,1600, 600,500, 650,450, 650,450, 650,500, 600,500, 600,1600, 600,1600, 650,1600, 600,1600, 600,500, 600,550, 550,500, 650,450, 650,450, 650,1600, 600,500, 600,500, 600,550, 600,450, 650,450, 650,500, 600,1600, 600,500, 600,1600, 650,1600, 600,1600, 600,1600, 650,1550, 650,1600, 600}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ol –</text:p>
          </table:table-cell>
          <table:table-cell office:value-type="string">
            <text:p>0x20F0C03F</text:p>
          </table:table-cell>
          <table:table-cell/>
          <table:table-cell office:value-type="string">
            <text:p>{8900,4450, 600,500, 600,500, 600,1650, 550,550, 550,550, 550,550, 550,550, 600,500, 600,1650, 550,1650, 550,1650, 600,1600, 600,550, 550,550, 550,550, 550,550, 550,1650, 600,1650, 550,550, 550,550, 550,550, 550,550, 600,500, 600,500, 600,500, 600,550, 550,1650, 550,1650, 600,1600, 600,1650, 550,1650, 600,1600, 600}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ge +</text:p>
          </table:table-cell>
          <table:table-cell office:value-type="string">
            <text:p>0x20F000FF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ge –</text:p>
          </table:table-cell>
          <table:table-cell office:value-type="string">
            <text:p>0x20F0807F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p</text:p>
          </table:table-cell>
          <table:table-cell office:value-type="string">
            <text:p>0x20F002FD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wn</text:p>
          </table:table-cell>
          <table:table-cell office:value-type="string">
            <text:p>0x20F0827D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ft</text:p>
          </table:table-cell>
          <table:table-cell office:value-type="string">
            <text:p>0x20F0E01F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ight</text:p>
          </table:table-cell>
          <table:table-cell office:value-type="string">
            <text:p>0x20F0609F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uto</text:p>
          </table:table-cell>
          <table:table-cell office:value-type="string">
            <text:p>0x20F049B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lank</text:p>
          </table:table-cell>
          <table:table-cell office:value-type="string">
            <text:p>0x20F021DE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ck</text:p>
          </table:table-cell>
          <table:table-cell office:value-type="string">
            <text:p>0x20F014EB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xit</text:p>
          </table:table-cell>
          <table:table-cell office:value-type="string">
            <text:p>0x20F0DA2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K</text:p>
          </table:table-cell>
          <table:table-cell office:value-type="string">
            <text:p>0x20F022DD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ettings</text:p>
          </table:table-cell>
          <table:table-cell office:value-type="string">
            <text:p>0x20F0C23D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Q.Menu</text:p>
          </table:table-cell>
          <table:table-cell office:value-type="string">
            <text:p>0x20F0A25D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till</text:p>
          </table:table-cell>
          <table:table-cell office:value-type="string">
            <text:p>0x20F03DC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atio</text:p>
          </table:table-cell>
          <table:table-cell office:value-type="string">
            <text:p>0x20F09E6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SB</text:p>
          </table:table-cell>
          <table:table-cell office:value-type="string">
            <text:p>0x20F03EC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elp</text:p>
          </table:table-cell>
          <table:table-cell office:value-type="string">
            <text:p>0x20F0817E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key.s up</text:p>
          </table:table-cell>
          <table:table-cell office:value-type="string">
            <text:p>0x20F025DA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key.s down</text:p>
          </table:table-cell>
          <table:table-cell office:value-type="string">
            <text:p>0x20F0A55A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wind</text:p>
          </table:table-cell>
          <table:table-cell office:value-type="string">
            <text:p>0x20F0F10E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astforward</text:p>
          </table:table-cell>
          <table:table-cell office:value-type="string">
            <text:p>0x20F0718E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lay</text:p>
          </table:table-cell>
          <table:table-cell office:value-type="string">
            <text:p>0x20F00DF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top</text:p>
          </table:table-cell>
          <table:table-cell office:value-type="string">
            <text:p>0x20F08D72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ause</text:p>
          </table:table-cell>
          <table:table-cell office:value-type="string">
            <text:p>0x20F05DA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ed</text:p>
          </table:table-cell>
          <table:table-cell office:value-type="string">
            <text:p>0x20F04EB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reen</text:p>
          </table:table-cell>
          <table:table-cell office:value-type="string">
            <text:p>0x20F08E71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yellow</text:p>
          </table:table-cell>
          <table:table-cell office:value-type="string">
            <text:p>0x20F0C639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lue</text:p>
          </table:table-cell>
          <table:table-cell office:value-type="string">
            <text:p>0x20F0867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0x20F008F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0x20F0887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0x20F048B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0x20F0C837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0x20F028D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string">
            <text:p>0x20F0A85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string">
            <text:p>0x20F0689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0x20F0E81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string">
            <text:p>0x20F018E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string">
            <text:p>0x20F09867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Instart</text:p>
          </table:table-cell>
          <table:table-cell office:value-type="string">
            <text:p>0x20F0DF2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EzAdjust</text:p>
          </table:table-cell>
          <table:table-cell office:value-type="string">
            <text:p>0x20F0FF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nstop</text:p>
          </table:table-cell>
          <table:table-cell office:value-type="string">
            <text:p>0x20F005FA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oweronly</text:p>
          </table:table-cell>
          <table:table-cell table:number-columns-repeated="2"/>
          <table:table-cell office:value-type="string">
            <text:p>{9019,4523,552,579,552,579,552,1709,552,579,552,579,552,579,552,579,552,579,552,1709,552,1709,552,579,552,1709,552,1709,552,1709,552,1709,552,1709,552,579,552,1709,552,1709,552,1709,552,1709,552,1709,552,1709,552,1709,552,1709,552,579,552,579,552,579,552,579,552,579,552,579,552,579,552,43993,9019,2261,552}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v/radio</text:p>
          </table:table-cell>
          <table:table-cell office:value-type="string">
            <text:p>0x20F00FF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guide</text:p>
          </table:table-cell>
          <table:table-cell office:value-type="string">
            <text:p>0x20F0D52A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nfo</text:p>
          </table:table-cell>
          <table:table-cell office:value-type="string">
            <text:p>0x20F055AA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av_mode</text:p>
          </table:table-cell>
          <table:table-cell office:value-type="string">
            <text:p>0x20F00CF3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fav</text:p>
          </table:table-cell>
          <table:table-cell office:value-type="string">
            <text:p>0x20F0788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list</text:p>
          </table:table-cell>
          <table:table-cell office:value-type="string">
            <text:p>0x20F0CA35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text</text:p>
          </table:table-cell>
          <table:table-cell office:value-type="string">
            <text:p>0x20F004FB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c</text:p>
          </table:table-cell>
          <table:table-cell office:value-type="string">
            <text:p>0x20F0BD42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simplink</text:p>
          </table:table-cell>
          <table:table-cell office:value-type="string">
            <text:p>0x20F07E81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servicePass</text:p>
          </table:table-cell>
          <table:table-cell office:value-type="string">
            <text:p>Function()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owerOnlyPass</text:p>
          </table:table-cell>
          <table:table-cell office:value-type="string">
            <text:p>Function()</text:p>
          </table:table-cell>
          <table:table-cell table:number-columns-repeated="2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1-12-2017</text:date>, <text:time>18:00: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Veltman</meta:initial-creator>
    <meta:creation-date>2017-11-28T15:01:09.53</meta:creation-date>
    <dc:date>2017-12-01T18:00:39.02</dc:date>
    <dc:creator>Peter Veltman</dc:creator>
    <meta:editing-duration>PT2H30M25S</meta:editing-duration>
    <meta:editing-cycles>3</meta:editing-cycles>
    <meta:generator>OpenOffice/4.1.1$Win32 OpenOffice.org_project/411m6$Build-9775</meta:generator>
    <meta:document-statistic meta:table-count="3" meta:cell-count="179" meta:object-count="0"/>
  </office:meta>
</office:document-meta>
</file>